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AB-Överrubrik" style:master-page-name="Standard">
      <style:paragraph-properties style:page-number="auto"/>
      <style:text-properties style:font-name-asian="Hammersmith One" style:font-name-complex="Hammersmith One"/>
    </style:style>
    <style:style style:name="P2" style:family="paragraph" style:parent-style-name="wfrp-brödtext" style:list-style-name="L1">
      <style:paragraph-properties fo:break-before="auto" fo:break-after="auto"/>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0"/>
      <text:p text:style-name="wfrp-rubrik">HUSK FRITJOF</text:p>
      <text:p text:style-name="wfrp-sub-rubrik"/>
      <text:section text:style-name="Sect1" text:name="Område1">
        <text:h text:style-name="wfrp-rubrik-1" text:outline-level="10"><text:bookmark text:name="docs-internal-guid-3318dad5-694b-5837-663f-cbbb8075cebf"/>A DAY LATE A SHILLING SHORT</text:h>
        <text:p text:style-name="wfrp-brödtext"><text:bookmark text:name="docs-internal-guid-e5ef5e41-6fa5-edff-d721-88882308263c"/>Du anlände till Übersreik tillsammans med sin barndomsvän (och numera vagnsvakt) <text:span text:style-name="T2">Rutger Abend</text:span>. Tog så småningom anställning som livvakt åt adelsmannen Lord <text:span text:style-name="T2">Rickard Aschaffenberg</text:span> och dennes butler <text:span text:style-name="T2">Vern Hendricks</text:span>. I samband med sin anställning lärde Husk känna dvärgen Brokk som delade Husk hobby - ölhävning.</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alven Farmakon, Viktor Kozlov (RIP) och Finn Fester.</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p text:style-name="wfrp-brödtext"/>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Finn Fester utses som “ledare” för detta uppdrag.</text:p>
        <text:h text:style-name="wfrp-rubrik-2" text:outline-level="10"><text:bookmark text:name="docs-internal-guid-d7fc6a02-6fa7-dd21-cccd-b0282065deb9"/>Adelskvinnan från Averland</text:h>
        <text:p text:style-name="wfrp-brödtext">För några år sedan jobbade du som livvakt åt en adelskvinna, Grevinnan <text:span text:style-name="T2">Clothilde von Alptraum</text:span>. En underskön kvinna som i motsats till annat adelsfolk du haft med att göra, donerade både sin tid och pengar till de behövande, Shallya templet i Averheim i synnerhet.</text:p>
        <text:p text:style-name="wfrp-brödtext">Du har hört att provinsen Averland saknar kurfurste sen The Mad Count <text:span text:style-name="T2">Marius Leitdorf</text:span> blev dräpt vid <text:span text:style-name="T1">The Third Battle of Black Fire Pass </text:span>och att Clothildes familj på nått sätt är indragen i intrigerna om vem som ska efterträda som kurfurste.</text:p>
        <text:list xml:id="list8063281203224677173" text:style-name="L1">
          <text:list-item>
            <text:p text:style-name="P2">Vad tycker du om Grevinnan Clothilde von Alptraum och hur starka är dina åsikter om henne?</text:p>
          </text:list-item>
        </text:list>
        <text:h text:style-name="wfrp-rubrik-2" text:outline-level="10">Alfred Kühle</text:h>
        <text:p text:style-name="wfrp-brödtext">En gammal vän, <text:span text:style-name="T2">Alfred Kühle</text:span>, är tydligen tillbaka i Averheim efter att ha varit inhyrd livvakt på <text:span text:style-name="T1">The Southlands Expedition</text:span>, en expedition till exotiska länder sponsrad av adelsmannen Graf <text:span text:style-name="T2">Friedrich von Kaufman</text:span>.</text:p>
        <text:list xml:id="list2028195897" text:continue-numbering="true" text:style-name="L1">
          <text:list-item>
            <text:p text:style-name="P2">Hur är din relation till Alfred idag? Fortfarande vänner eller har ni något otalt? Ser du fram emot att träffa honom igen om så skulle bli fallet?</text:p>
          </text:list-item>
          <text:list-item>
            <text:p text:style-name="P2">Du har fått reda på att Alfred rest norrut till Middenheim för att ta anställning hos några som kallas <text:span text:style-name="T1">The Aschenbeck Bravos</text:span>. Vad är det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3</meta:editing-cycles>
    <dc:date>2017-07-25T15:02:43</dc:date>
    <meta:editing-duration>P1DT13H5M54S</meta:editing-duration>
    <meta:printed-by>Ola Andersson</meta:printed-by>
    <meta:print-date>2015-03-03T09:42:47</meta:print-date>
    <meta:document-statistic meta:table-count="0" meta:image-count="0" meta:object-count="0" meta:page-count="1" meta:paragraph-count="21" meta:word-count="567" meta:character-count="3485"/>
  </office:meta>
</office:document-meta>
</file>